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style:line-height-at-least="0.503cm"/>
      <style:text-properties fo:color="#cccccc" style:font-name="Consolas" fo:font-size="10.5pt" fo:font-weight="normal" fo:background-color="#1f1f1f"/>
    </style:style>
    <style:style style:name="P5" style:family="paragraph" style:parent-style-name="Standard">
      <style:text-properties fo:color="#cccccc" style:font-name="Consolas" fo:font-size="10.5pt" style:text-underline-style="none" fo:font-weight="normal" fo:background-color="#1f1f1f" style:font-weight-asian="bold" style:font-weight-complex="bold"/>
    </style:style>
    <style:style style:name="P6" style:family="paragraph" style:parent-style-name="Standard">
      <style:paragraph-properties style:line-height-at-least="0.503cm"/>
      <style:text-properties fo:color="#cccccc" fo:background-color="#1f1f1f"/>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ffffff" fo:background-color="#1f1f1f"/>
    </style:style>
    <style:style style:name="P9" style:family="paragraph" style:parent-style-name="Standard">
      <style:paragraph-properties style:line-height-at-least="0.503cm"/>
      <style:text-properties fo:color="#ffffff"/>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3"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14" style:family="paragraph" style:parent-style-name="Standard">
      <style:paragraph-properties style:line-height-at-least="0.503cm" fo:background-color="transparent">
        <style:background-image/>
      </style:paragraph-properties>
      <style:text-properties fo:color="#cccccc" fo:background-color="#1f1f1f"/>
    </style:style>
    <style:style style:name="P15"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style:font-name="Consolas" fo:font-size="10.5pt" fo:font-weight="normal" fo:background-color="#1f1f1f"/>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style>
    <style:style style:name="T38" style:family="text">
      <style:text-properties fo:color="#ffffff" style:font-name="Consolas" fo:font-size="10.5pt" fo:font-weight="normal" fo:background-color="#1f1f1f"/>
    </style:style>
    <style:style style:name="T39" style:family="text">
      <style:text-properties fo:color="#6a9955"/>
    </style:style>
    <style:style style:name="T40" style:family="text">
      <style:text-properties fo:color="#6a9955" style:font-name="Consolas" fo:font-size="10.5pt" fo:font-weight="normal"/>
    </style:style>
    <style:style style:name="T41" style:family="text">
      <style:text-properties fo:color="#b5cea8"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1"><text:span text:style-name="T3"/></text:p>
      <text:p text:style-name="P1"><text:span text:style-name="T2">React is an abstraction which allows developers to not have to interact with the DOM directly in an Imperative way (ie no calls to addEventListener() or querySelector() etc) and so the UI can be thought of as a reflection of the current data (properties and state)</text:span></text:p>
      <text:p text:style-name="P1"><text:span text:style-name="T3"/></text:p>
      <text:p text:style-name="P1"><text:span text:style-name="T1">Setting up a react app with create-react-app</text:span></text:p>
      <text:p text:style-name="P1"><text:span text:style-name="T1"/></text:p>
      <text:p text:style-name="P3"><text:span text:style-name="T1">Open up a terminal/command prompt</text:span></text:p>
      <text:p text:style-name="P3"><text:span text:style-name="T1">use dir rather than ls to list contents of the folder you are within when using Windows</text:span></text:p>
      <text:p text:style-name="P3"><text:span text:style-name="T1">Then use cd to navigate to the folder in which you want to build the app</text:span></text:p>
      <text:p text:style-name="P3"><text:span text:style-name="T1"/></text:p>
      <text:p text:style-name="P3"><text:span text:style-name="T1">During this course we will use version 5 of create-react-app and so we add the @5 to the create statement below -</text:span></text:p>
      <text:p text:style-name="P3"><text:span text:style-name="T1"/></text:p>
      <text:p text:style-name="P3"><text:span text:style-name="T1">Once you are in the correct folder write (ps the &gt; is just to signify the terminal prompt DO NOT WRITE IT IN THE STATEMENTS</text:span></text:p>
      <text:p text:style-name="P3"><text:span text:style-name="T1">also [] are to denote a placeholder with description) -</text:span></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3"><text:span text:style-name="T1"/></text:p>
      <text:p text:style-name="P3"><text:span text:style-name="T1">This statement uses an NPM-Build tool which is a bit like a MAKE script apparently</text:span></text:p>
      <text:p text:style-name="P3"><text:span text:style-name="T1"/></text:p>
      <text:p text:style-name="P3"><text:span text:style-name="T1">We now have an index.html page which contains </text:span></text:p>
      <text:p text:style-name="P5"><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6">    <text:span text:style-name="T6">&lt;</text:span><text:span text:style-name="T9">div</text:span><text:span text:style-name="T15"> </text:span><text:span text:style-name="T18">id</text:span><text:span text:style-name="T15">=</text:span><text:span text:style-name="T22">"root"</text:span><text:span text:style-name="T6">&gt;&lt;/</text:span><text:span text:style-name="T9">div</text:span><text:span text:style-name="T6">&gt;</text:span></text:p>
      <text:p text:style-name="P3"><text:span text:style-name="T1"/></text:p>
      <text:p text:style-name="P3"><text:span text:style-name="T1">in it's body element. This div .root is where the react app will be built because we have an index.js file which contains</text:span></text:p>
      <text:p text:style-name="P5"><text:span text:style-name="T26">import</text:span><text:span text:style-name="T14"> </text:span><text:span text:style-name="T20">React</text:span><text:span text:style-name="T14"> </text:span><text:span text:style-name="T26">from</text:span><text:span text:style-name="T14"> </text:span><text:span text:style-name="T24">'react'</text:span><text:span text:style-name="T14">;</text:span></text:p>
      <text:p text:style-name="P4"><text:span text:style-name="T25">import</text:span> <text:span text:style-name="T17">ReactDOM</text:span> <text:span text:style-name="T25">from</text:span> <text:span text:style-name="T21">'react-dom/client'</text:span>;</text:p>
      <text:p text:style-name="P7"><text:span text:style-name="T28">import</text:span><text:span text:style-name="T12"> </text:span><text:span text:style-name="T19">App</text:span><text:span text:style-name="T12"> </text:span><text:span text:style-name="T28">from</text:span><text:span text:style-name="T12"> </text:span><text:span text:style-name="T23">'./App'</text:span><text:span text:style-name="T12">;</text:span><text:span text:style-name="T38">//This is where we will write our react code inside a file called App.js we create the exported App() component (see below)</text:span></text:p>
      <text:p text:style-name="P9"><text:span text:style-name="T16">//Now we create the root of the app within the div with id "root"</text:span></text:p>
      <text:p text:style-name="P4"><text:span text:style-name="T7">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0">//And finally we call the render method which is where the JSX is written to</text:p>
      <text:p text:style-name="P4"><text:span text:style-name="T29">root</text:span>.<text:span text:style-name="T32">render</text:span>(</text:p>
      <text:p text:style-name="P6">  <text:span text:style-name="T6">&lt;</text:span><text:span text:style-name="T36">React.StrictMode</text:span><text:span text:style-name="T6">&gt;</text:span></text:p>
      <text:p text:style-name="P8"><text:span text:style-name="T15">//Here we are creating the JSX component called App itself</text:span></text:p>
      <text:p text:style-name="P6">    <text:span text:style-name="T6">&lt;</text:span><text:span text:style-name="T36">App</text:span><text:span text:style-name="T15"> </text:span><text:span text:style-name="T6">/&gt;</text:span></text:p>
      <text:p text:style-name="P6">  <text:span text:style-name="T6">&lt;/</text:span><text:span text:style-name="T36">React.StrictMode</text:span><text:span text:style-name="T6">&gt;</text:span></text:p>
      <text:p text:style-name="P4">);</text:p>
      <text:p text:style-name="P3"><text:span text:style-name="T1"/></text:p>
      <text:p text:style-name="P3"><text:span text:style-name="T1">Finally the boilerplate code within the App.js file</text:span></text:p>
      <text:p text:style-name="P5"><text:span text:style-name="T8">function</text:span><text:span text:style-name="T14"> </text:span><text:span text:style-name="T33">App</text:span><text:span text:style-name="T14">() {</text:span></text:p>
      <text:p text:style-name="P6">  <text:span text:style-name="T27">return</text:span><text:span text:style-name="T15"> (</text:span></text:p>
      <text:p text:style-name="P6">    <text:span text:style-name="T6">&lt;h1&gt;This is the JSX which will fill the &lt;App /&gt; element above&lt;/h1&gt;</text:span></text:p>
      <text:p text:style-name="P6">  <text:span text:style-name="T15">);</text:span></text:p>
      <text:p text:style-name="P4">}</text:p>
      <text:p text:style-name="P7"><text:soft-page-break/></text:p>
      <text:p text:style-name="P4"><text:span text:style-name="T25">export</text:span> <text:span text:style-name="T25">default</text:span> <text:span text:style-name="T32">App</text:span>;</text:p>
      <text:p text:style-name="P3"><text:span text:style-name="T1"/></text:p>
      <text:p text:style-name="P3"><text:span text:style-name="T1">Note: you can also write it as </text:span><text:span text:style-name="T10">export default function</text:span><text:span text:style-name="T13"> </text:span><text:span text:style-name="T34">App</text:span><text:span text:style-name="T13">()</text:span></text:p>
      <text:p text:style-name="P3"><text:span text:style-name="T13"/></text:p>
      <text:p text:style-name="P3"><text:span text:style-name="T1">PS = react does not care about folder structure, it is just like it is because the developers of create-react-app decided it was good for the job and nice and tidy</text:span></text:p>
      <text:p text:style-name="P3"><text:span text:style-name="T1"/></text:p>
      <text:p text:style-name="P1"><text:span text:style-name="T1">Getting this app to run</text:span></text:p>
      <text:p text:style-name="P1"><text:span text:style-name="T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span></text:p>
      <text:p text:style-name="P1"><text:span text:style-name="T3">&gt; npm run [script name]</text:span></text:p>
      <text:p text:style-name="P1"><text:span text:style-name="T3"/></text:p>
      <text:p text:style-name="P1"><text:span text:style-name="T3">So when we run the start script it opens this project in a new browser tab which is running on the localhost at port 3000 which provides us with "Hot Module Replacement" (if it breaks simply manually refresh)</text:span></text:p>
      <text:p text:style-name="P1"><text:span text:style-name="T3"/></text:p>
      <text:p text:style-name="P1"><text:span text:style-name="T3">If you want to stop it running at any point press [cntl]+[c] within the terminal</text:span></text:p>
      <text:p text:style-name="P1"><text:span text:style-name="T3"/></text:p>
      <text:p text:style-name="P1">Building our first react app "pizza-menu"</text:p>
      <text:p text:style-name="P1"><text:span text:style-name="T3"/></text:p>
      <text:p text:style-name="P1"><text:span text:style-name="T3">The "webpack" which built our new react project expects the entry point to be </text:span><text:span text:style-name="T2">index.js</text:span></text:p>
      <text:p text:style-name="P1"><text:span text:style-name="T3"/></text:p>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1"><text:span text:style-name="T3"/></text:p>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1"><text:span text:style-name="T3"/></text:p>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1"><text:span text:style-name="T3"/></text:p>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guess) converts each element with React.createElement() method calls; therefore we could write all of the elements natively with React but JSX provides a shorthand form which is easier to read.</text:span></text:p>
      <text:p text:style-name="P1"><text:soft-page-break/><text:span text:style-name="T3"/></text:p>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11"><text:span text:style-name="T3"/></text:p>
      <text:p text:style-name="P12"><text:span text:style-name="T11">function</text:span><text:span text:style-name="T4"> </text:span><text:span text:style-name="T35">Menu</text:span><text:span text:style-name="T4">() {</text:span></text:p>
      <text:p text:style-name="P14">  <text:span text:style-name="T27">return</text:span><text:span text:style-name="T15"> (</text:span></text:p>
      <text:p text:style-name="P14">    <text:span text:style-name="T6">&lt;</text:span><text:span text:style-name="T9">main</text:span><text:span text:style-name="T15"> </text:span><text:span text:style-name="T18">className</text:span><text:span text:style-name="T31">=</text:span><text:span text:style-name="T22">"menu"</text:span><text:span text:style-name="T6">&gt;</text:span></text:p>
      <text:p text:style-name="P14">      <text:span text:style-name="T6">&lt;</text:span><text:span text:style-name="T9">h2</text:span><text:span text:style-name="T6">&gt;</text:span><text:span text:style-name="T15">Our Menu</text:span><text:span text:style-name="T6">&lt;/</text:span><text:span text:style-name="T9">h2</text:span><text:span text:style-name="T6">&gt;</text:span></text:p>
      <text:p text:style-name="P14">      <text:span text:style-name="T9">{</text:span><text:span text:style-name="T40">/*Now we can place an instance of our Pizza Component in here (ps this is a JSX comment</text:span></text:p>
      <text:p text:style-name="P14"><text:span text:style-name="T39">      </text:span><text:span text:style-name="T40">We're creating key/value pairs that are added to the props argument in their 'constructor'*/</text:span><text:span text:style-name="T9">}</text:span></text:p>
      <text:p text:style-name="P14">      <text:span text:style-name="T6">&lt;</text:span><text:span text:style-name="T36">Pizza</text:span><text:span text:style-name="T15"> </text:span><text:span text:style-name="T18">name</text:span><text:span text:style-name="T31">=</text:span><text:span text:style-name="T22">"Vegan Glory"</text:span><text:span text:style-name="T15"> </text:span><text:span text:style-name="T18">price</text:span><text:span text:style-name="T31">=</text:span><text:span text:style-name="T9">{</text:span><text:span text:style-name="T41">12</text:span><text:span text:style-name="T9">}</text:span><text:span text:style-name="T15"> </text:span><text:span text:style-name="T6">/&gt;</text:span></text:p>
      <text:p text:style-name="P14">      <text:span text:style-name="T9">{</text:span><text:span text:style-name="T40">/** We use javascript mode {} to pass in anything that is not a string, from numbers to entire js objects */</text:span><text:span text:style-name="T9">}</text:span></text:p>
      <text:p text:style-name="P14">    <text:span text:style-name="T6">&lt;/</text:span><text:span text:style-name="T9">main</text:span><text:span text:style-name="T6">&gt;</text:span></text:p>
      <text:p text:style-name="P14">  <text:span text:style-name="T15">);</text:span></text:p>
      <text:p text:style-name="P13">}</text:p>
      <text:p text:style-name="P15">//accept the props parameter as an argument and the properties defined by the call to this component 'constructor'</text:p>
      <text:p text:style-name="P13"><text:span text:style-name="T7">function</text:span> <text:span text:style-name="T32">Pizza</text:span>(<text:span text:style-name="T17">props</text:span>) {</text:p>
      <text:p text:style-name="P14">  <text:span text:style-name="T27">return</text:span><text:span text:style-name="T15"> (</text:span></text:p>
      <text:p text:style-name="P14">    <text:span text:style-name="T6">&lt;</text:span><text:span text:style-name="T9">div</text:span><text:span text:style-name="T6">&gt;</text:span></text:p>
      <text:p text:style-name="P14">      <text:span text:style-name="T6">&lt;</text:span><text:span text:style-name="T9">img</text:span><text:span text:style-name="T15"> </text:span><text:span text:style-name="T18">src</text:span><text:span text:style-name="T31">=</text:span><text:span text:style-name="T22">"pizzas/spinaci.jpg"</text:span><text:span text:style-name="T15"> </text:span><text:span text:style-name="T18">alt</text:span><text:span text:style-name="T31">=</text:span><text:span text:style-name="T22">"Picture of the spinach pizza"</text:span><text:span text:style-name="T15"> </text:span><text:span text:style-name="T6">/&gt;</text:span></text:p>
      <text:p text:style-name="P14">      <text:span text:style-name="T6">&lt;</text:span><text:span text:style-name="T9">h3</text:span><text:span text:style-name="T6">&gt;</text:span><text:span text:style-name="T9">{</text:span><text:span text:style-name="T18">props</text:span><text:span text:style-name="T31">.</text:span><text:span text:style-name="T18">name</text:span><text:span text:style-name="T9">}</text:span><text:span text:style-name="T6">&lt;/</text:span><text:span text:style-name="T9">h3</text:span><text:span text:style-name="T6">&gt;</text:span></text:p>
      <text:p text:style-name="P14">      <text:span text:style-name="T6">&lt;</text:span><text:span text:style-name="T9">p</text:span><text:span text:style-name="T6">&gt;</text:span><text:span text:style-name="T9">{</text:span><text:span text:style-name="T18">props</text:span><text:span text:style-name="T31">.</text:span><text:span text:style-name="T18">ingredients</text:span><text:span text:style-name="T9">}</text:span><text:span text:style-name="T6">&lt;/</text:span><text:span text:style-name="T9">p</text:span><text:span text:style-name="T6">&gt;</text:span></text:p>
      <text:p text:style-name="P14">      <text:span text:style-name="T6">&lt;</text:span><text:span text:style-name="T9">span</text:span><text:span text:style-name="T6">&gt;</text:span><text:span text:style-name="T9">{</text:span><text:span text:style-name="T18">props</text:span><text:span text:style-name="T31">.</text:span><text:span text:style-name="T18">price</text:span><text:span text:style-name="T31"> + </text:span><text:span text:style-name="T41">2</text:span><text:span text:style-name="T9">}</text:span><text:span text:style-name="T6">&lt;/</text:span><text:span text:style-name="T9">span</text:span><text:span text:style-name="T6">&gt;</text:span></text:p>
      <text:p text:style-name="P14">      <text:span text:style-name="T9">{</text:span><text:span text:style-name="T40">/**Because we passed in a number using javascript mode {} above we can use it as a number */</text:span><text:span text:style-name="T9">}</text:span></text:p>
      <text:p text:style-name="P14">    <text:span text:style-name="T6">&lt;/</text:span><text:span text:style-name="T9">div</text:span><text:span text:style-name="T6">&gt;</text:span></text:p>
      <text:p text:style-name="P14">  <text:span text:style-name="T15">);</text:span></text:p>
      <text:p text:style-name="P13">}</text:p>
      <text:p text:style-name="P1"><text:span text:style-name="T3"/></text:p>
      <text:p text:style-name="P1"><text:span text:style-name="T3">The order you add is not important.</text:span></text:p>
      <text:p text:style-name="P1"><text:span text:style-name="T3"/></text:p>
      <text:p text:style-name="P1"><text:span text:style-name="T3">We can pass pretty much anything as props by using the JavaScript Mode within JSX ie {} including other Components! Also able to pass objects, arrays, functions, and of course single values.</text:span></text:p>
      <text:p text:style-name="P1"><text:span text:style-name="T3"/></text:p>
      <text:p text:style-name="P1"><text:span text:style-name="T3">Props are read-only as they cxan only be updated by the parent – </text:span><text:span text:style-name="T2">PROPS ARE IMMUTABLE – USE STATE INSTEAD</text:span></text:p>
      <text:p text:style-name="P1"><text:span text:style-name="T2"/></text:p>
      <text:p text:style-name="P2"><text:span text:style-name="T2">IN Javascript when you pass an object it is passed by reference so changes will affect the original object which has been passed (it seems!!)</text:span></text:p>
      <text:p text:style-name="P2"><text:span text:style-name="T2"/></text:p>
      <text:p text:style-name="P1"><text:span text:style-name="T2">React Components must never change the state of objects created outside their scope – </text:span><text:span text:style-name="T3">eg let x = 5; function UnpureComponent(){ x=7;<text:tab/>....}</text:span></text:p>
      <text:p text:style-name="P1"><text:soft-page-break/><text:span text:style-name="T3">This must be why we've been following the habit of stating all variables as const I guess.</text:span></text:p>
      <text:p text:style-name="P1"><text:span text:style-name="T3"/></text:p>
      <text:p text:style-name="P1"><text:span text:style-name="T3">Data can only flow from Parents to Children in React apps – for two-way flow use something like Angular</text:span></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0M53S</meta:editing-duration>
    <meta:editing-cycles>20</meta:editing-cycles>
    <meta:generator>OpenOffice/4.1.13$Win32 OpenOffice.org_project/4113m1$Build-9810</meta:generator>
    <dc:date>2024-09-13T20:23:44.56</dc:date>
    <dc:creator>Giles Webberley</dc:creator>
    <meta:document-statistic meta:table-count="0" meta:image-count="0" meta:object-count="0" meta:page-count="4" meta:paragraph-count="79" meta:word-count="1063" meta:character-count="6242"/>
    <meta:user-defined meta:name="Info 1"/>
    <meta:user-defined meta:name="Info 2"/>
    <meta:user-defined meta:name="Info 3"/>
    <meta:user-defined meta:name="Info 4"/>
  </office:meta>
</office:document-meta>
</file>